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4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4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 table:number-rows-repeated="1047991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57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.00.0000</text:date>, <text:time style:data-style-name="N2" text:time-value="19:02:39.8224570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8-12-12T19:03:44.649144460</dc:date>
    <meta:editing-cycles>325</meta:editing-cycles>
    <meta:editing-duration>PT15H56M</meta:editing-duration>
    <meta:document-statistic meta:table-count="2" meta:cell-count="1368" meta:object-count="0"/>
    <meta:user-defined meta:name="Info 1"/>
    <meta:user-defined meta:name="Info 2"/>
    <meta:user-defined meta:name="Info 3"/>
    <meta:user-defined meta:name="Info 4"/>
  </office:meta>
</office:document-meta>
</file>